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InWsdl1Interceptor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wrapNodeList( final NodeList child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InWsdl1Interceptor.isRequesto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addPart( Element parent , Node par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InWsdl1Interceptor.getBodyElement( Soap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InWsdl1Intercepto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Wsdl1Interceptor.addPart( Element parent , NodeList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InWsdl1Interceptor.getHeaderElement( SoapMessage message , QName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biInWsdl1Interceptor.JbiInWsdl1Interceptor( boolean useJBIWrapper , boolean useSOAPEnvel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InWsdl1Interceptor.handleMessage( SoapMessage messag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JbiInWsdl1Interceptor.processHeader( SoapMessage message , List &lt; SoapHeaderInfo &gt; headers , List &lt; Header &gt; headerElement , List &lt; Object &gt; par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biInWsdl1Interceptor.handleJBIFault( SoapMessage message , Element soapFaul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biInWsdl1Interceptor.getOperation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InWsdl1Interceptor.findHeader( List &lt; Header &gt; headerElement , MessagePartInfo mp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iInWsdl1Interceptor.addEmptyDefaultTns( Element r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